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250438"/>
    </style:style>
    <style:style style:name="P4" style:family="paragraph" style:parent-style-name="Text_20_body">
      <style:text-properties officeooo:rsid="0029eabb" officeooo:paragraph-rsid="0029eabb"/>
    </style:style>
    <style:style style:name="P5" style:family="paragraph" style:parent-style-name="Text_20_body">
      <style:text-properties officeooo:rsid="0029eabb" officeooo:paragraph-rsid="003c99ac"/>
    </style:style>
    <style:style style:name="P6" style:family="paragraph" style:parent-style-name="Text_20_body">
      <style:text-properties officeooo:rsid="0029eabb" officeooo:paragraph-rsid="003cacb3"/>
    </style:style>
    <style:style style:name="P7" style:family="paragraph" style:parent-style-name="Text_20_body">
      <style:text-properties officeooo:rsid="002b63b8" officeooo:paragraph-rsid="002b63b8"/>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2fa43f" officeooo:paragraph-rsid="002fa43f"/>
    </style:style>
    <style:style style:name="P11" style:family="paragraph" style:parent-style-name="Text_20_body">
      <style:text-properties officeooo:rsid="0030ce1c" officeooo:paragraph-rsid="0030ce1c"/>
    </style:style>
    <style:style style:name="P12" style:family="paragraph" style:parent-style-name="Text_20_body">
      <style:text-properties officeooo:rsid="0032ba9e" officeooo:paragraph-rsid="0032ba9e"/>
    </style:style>
    <style:style style:name="P13" style:family="paragraph" style:parent-style-name="Text_20_body">
      <style:text-properties officeooo:rsid="00337a05" officeooo:paragraph-rsid="00337a05"/>
    </style:style>
    <style:style style:name="P14" style:family="paragraph" style:parent-style-name="Text_20_body">
      <style:text-properties officeooo:rsid="003491e6" officeooo:paragraph-rsid="003491e6"/>
    </style:style>
    <style:style style:name="P15" style:family="paragraph" style:parent-style-name="Text_20_body">
      <style:text-properties officeooo:rsid="0034d696" officeooo:paragraph-rsid="0034d696"/>
    </style:style>
    <style:style style:name="P16" style:family="paragraph" style:parent-style-name="Text_20_body">
      <style:text-properties officeooo:paragraph-rsid="0034d696"/>
    </style:style>
    <style:style style:name="P17" style:family="paragraph" style:parent-style-name="Text_20_body">
      <style:text-properties officeooo:rsid="0035cd4c" officeooo:paragraph-rsid="0035cd4c"/>
    </style:style>
    <style:style style:name="P18" style:family="paragraph" style:parent-style-name="Text_20_body">
      <style:text-properties officeooo:rsid="0036991f" officeooo:paragraph-rsid="0036991f"/>
    </style:style>
    <style:style style:name="P19" style:family="paragraph" style:parent-style-name="Text_20_body">
      <style:text-properties officeooo:rsid="0037014d" officeooo:paragraph-rsid="0037014d"/>
    </style:style>
    <style:style style:name="P20" style:family="paragraph" style:parent-style-name="Text_20_body">
      <style:text-properties officeooo:rsid="0037014d" officeooo:paragraph-rsid="00382ccf"/>
    </style:style>
    <style:style style:name="P21" style:family="paragraph" style:parent-style-name="Text_20_body">
      <style:text-properties officeooo:rsid="00382ccf" officeooo:paragraph-rsid="00382ccf"/>
    </style:style>
    <style:style style:name="P22" style:family="paragraph" style:parent-style-name="Text_20_body">
      <style:text-properties officeooo:rsid="0038fe95" officeooo:paragraph-rsid="0038fe95"/>
    </style:style>
    <style:style style:name="P23" style:family="paragraph" style:parent-style-name="Text_20_body">
      <style:text-properties fo:font-style="normal" officeooo:rsid="002ed28c" officeooo:paragraph-rsid="002ed28c" style:font-style-asian="normal" style:font-style-complex="normal"/>
    </style:style>
    <style:style style:name="P24" style:family="paragraph" style:parent-style-name="Text_20_body">
      <style:text-properties fo:font-style="normal" officeooo:rsid="0032b2c9" officeooo:paragraph-rsid="0032b2c9" style:font-style-asian="normal" style:font-style-complex="normal"/>
    </style:style>
    <style:style style:name="P25" style:family="paragraph" style:parent-style-name="Text_20_body">
      <style:text-properties fo:font-style="normal" officeooo:rsid="0034d696" officeooo:paragraph-rsid="0034d696" style:font-style-asian="normal" style:font-style-complex="normal"/>
    </style:style>
    <style:style style:name="P26" style:family="paragraph" style:parent-style-name="Text_20_body">
      <style:text-properties fo:font-style="normal" officeooo:rsid="0035cd4c" officeooo:paragraph-rsid="0035cd4c" style:font-style-asian="normal" style:font-style-complex="normal"/>
    </style:style>
    <style:style style:name="P27"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28" style:family="paragraph" style:parent-style-name="Command">
      <style:text-properties officeooo:rsid="00272e6f" officeooo:paragraph-rsid="002ed28c"/>
    </style:style>
    <style:style style:name="P29" style:family="paragraph" style:parent-style-name="Command">
      <style:text-properties officeooo:paragraph-rsid="002ed28c"/>
    </style:style>
    <style:style style:name="P30" style:family="paragraph" style:parent-style-name="Command">
      <style:text-properties officeooo:paragraph-rsid="002fa43f"/>
    </style:style>
    <style:style style:name="P31" style:family="paragraph" style:parent-style-name="Command">
      <style:text-properties officeooo:rsid="0037014d" officeooo:paragraph-rsid="00382ccf"/>
    </style:style>
    <style:style style:name="P32" style:family="paragraph" style:parent-style-name="Command">
      <style:text-properties fo:font-style="normal" style:font-style-asian="normal" style:font-style-complex="normal"/>
    </style:style>
    <style:style style:name="P33" style:family="paragraph" style:parent-style-name="Command">
      <style:text-properties fo:font-style="normal" officeooo:rsid="00272e6f" style:font-style-asian="normal" style:font-style-complex="normal"/>
    </style:style>
    <style:style style:name="P34" style:family="paragraph" style:parent-style-name="Text_20_body">
      <style:paragraph-properties fo:break-before="page"/>
      <style:text-properties officeooo:rsid="002fa43f" officeooo:paragraph-rsid="002fa43f"/>
    </style:style>
    <style:style style:name="P35" style:family="paragraph" style:parent-style-name="Text_20_body">
      <style:text-properties officeooo:rsid="002b63b8" officeooo:paragraph-rsid="003c99ac"/>
    </style:style>
    <style:style style:name="P36" style:family="paragraph" style:parent-style-name="Text_20_body">
      <style:text-properties officeooo:rsid="0038fe95" officeooo:paragraph-rsid="0038fe95"/>
    </style:style>
    <style:style style:name="P37" style:family="paragraph" style:parent-style-name="Text_20_body">
      <style:text-properties officeooo:rsid="003e62bc" officeooo:paragraph-rsid="003e62bc"/>
    </style:style>
    <style:style style:name="P38" style:family="paragraph" style:parent-style-name="Text_20_body">
      <style:text-properties officeooo:rsid="004051e7" officeooo:paragraph-rsid="004051e7"/>
    </style:style>
    <style:style style:name="P39" style:family="paragraph" style:parent-style-name="Heading_20_1">
      <style:text-properties officeooo:rsid="0026b12e"/>
    </style:style>
    <style:style style:name="P40" style:family="paragraph" style:parent-style-name="Heading_20_1">
      <style:text-properties officeooo:rsid="003e62bc" officeooo:paragraph-rsid="003e62bc"/>
    </style:style>
    <style:style style:name="P41" style:family="paragraph" style:parent-style-name="Heading_20_1">
      <style:paragraph-properties fo:break-before="page"/>
      <style:text-properties officeooo:rsid="0029eabb" officeooo:paragraph-rsid="0029eabb"/>
    </style:style>
    <style:style style:name="P42" style:family="paragraph" style:parent-style-name="Command">
      <style:text-properties officeooo:paragraph-rsid="004051e7"/>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272e6f"/>
    </style:style>
    <style:style style:name="T15" style:family="text">
      <style:text-properties officeooo:rsid="002b63b8"/>
    </style:style>
    <style:style style:name="T16" style:family="text">
      <style:text-properties officeooo:rsid="002ed28c"/>
    </style:style>
    <style:style style:name="T17" style:family="text">
      <style:text-properties fo:font-style="normal" style:font-style-asian="normal" style:font-style-complex="normal"/>
    </style:style>
    <style:style style:name="T18" style:family="text">
      <style:text-properties officeooo:rsid="002fa43f"/>
    </style:style>
    <style:style style:name="T19" style:family="text">
      <style:text-properties officeooo:rsid="0032ba9e"/>
    </style:style>
    <style:style style:name="T20" style:family="text">
      <style:text-properties officeooo:rsid="00337a05"/>
    </style:style>
    <style:style style:name="T21" style:family="text">
      <style:text-properties officeooo:rsid="003491e6"/>
    </style:style>
    <style:style style:name="T22" style:family="text">
      <style:text-properties officeooo:rsid="0034d696"/>
    </style:style>
    <style:style style:name="T23" style:family="text">
      <style:text-properties officeooo:rsid="0035cd4c"/>
    </style:style>
    <style:style style:name="T24" style:family="text">
      <style:text-properties officeooo:rsid="0036991f"/>
    </style:style>
    <style:style style:name="T25" style:family="text">
      <style:text-properties officeooo:rsid="0037014d"/>
    </style:style>
    <style:style style:name="T26" style:family="text">
      <style:text-properties officeooo:rsid="00382ccf"/>
    </style:style>
    <style:style style:name="T27" style:family="text">
      <style:text-properties officeooo:rsid="0038fe95"/>
    </style:style>
    <style:style style:name="T28" style:family="text">
      <style:text-properties officeooo:rsid="004051e7"/>
    </style:style>
    <style:style style:name="T29" style:family="text">
      <style:text-properties officeooo:rsid="004160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39"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27"><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4">designed</text:span>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P41" text:outline-level="1">CLI Syntax</text:h>
      <text:p text:style-name="P4">The Command Line Interface (CLI) syntax has a very basic and consistent structure. Basically, it goes like this:</text:p>
      <text:p text:style-name="Command">rapuma &lt;Command Class&gt; &lt;Project ID&gt; &lt;Command&gt; &lt;Sub-command&gt; [options]</text:p>
      <text:p text:style-name="P5">The first position, of course contains <text:span text:style-name="T13">“rapuma”</text:span>, which calls the program. The second position, the Command Class, <text:span text:style-name="T15">directs Rapuma to the group, or class, of commands that will be executed. The command classes are grouped by scope of function. The classes are, </text:span><text:span text:style-name="T9">help, publication, content, asset, process, and setting</text:span><text:span text:style-name="T15">.</text:span></text:p>
      <text:p text:style-name="P5"><text:span text:style-name="T15">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5">. The first part, KYU, is the language ID. The second part, MYMR, is the script ID. The third part, KYUMTEST, is a somewhat random project designator. </text:span></text:p>
      <text:p text:style-name="P35">The fourth position in the command syntax is the main command focus. This will vary from class to class. For example, the content class has two parts it focuses on, component and group.</text:p>
      <text:p text:style-name="P6"><text:span text:style-name="T15">The fifth position, is the sub-command. Often there will be an </text:span><text:span text:style-name="T9">add</text:span><text:span text:style-name="T15">, </text:span><text:span text:style-name="T9">remove</text:span><text:span text:style-name="T15"> and </text:span><text:span text:style-name="T9">update</text:span><text:span text:style-name="T15"> command and perhaps others, depending on the main command it is under. </text:span></text:p>
      <text:p text:style-name="P6"><text:span text:style-name="T15">After that various options may be used to tailor each command to create the right results. Some </text:span><text:span text:style-name="T9">options</text:span><text:span text:style-name="T15"> are not optional. For example, often the --group option is needed to enable Rapuma to know what group it will be acting on. Rapuma tries to make sure you use the </text:span><text:span text:style-name="T9">“required options”</text:span><text:span text:style-name="T15"> (oxymoron) for each command. So, let’s get started.</text:span></text:p>
      <text:p text:style-name="P14">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7">Note: There is no magic to the project ID <text:span text:style-name="T6">“KYU-MYMR-KYUMTEST”</text:span>, it could be anything. <text:span text:style-name="T20">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Heading_20_1" text:outline-level="1">Adding Groups</text:h>
      <text:p text:style-name="P4">As the end goal is to create the content for our test publication, we will start by creating <text:span text:style-name="T16">a group for each section or collection of components that will be rendered or merged into the project. These commands will create the three groups we will be working with</text:span></text:p>
      <text:p text:style-name="P29">rapuma content KYU-MYMR-KYUMTEST group add --group FRONT --comp_type pdf</text:p>
      <text:p text:style-name="Command">rapuma content KYU-MYMR-KYUMTEST group add --group GOSPEL --comp_type usfm</text:p>
      <text:p text:style-name="P28">rapuma content KYU-MYMR-KYUMTEST group add --group FOURTEES --comp_type usfm</text:p>
      <text:p text:style-name="P8">The first group, FRONT is for the front matter and for this publication it will contain <text:span text:style-name="T6">fixed</text:span><text:span text:style-name="T17"> type components. In other words, PDF files that will be merged together into one group. Then that group, in the end will be bound to the other groups in a specified order. We will set the order now with these three setting commands:</text:span></text:p>
      <text:p text:style-name="P33">rapuma setting KYU-MYMR-KYUMTEST project --section Groups/FRONT --key bindingOrder --value 1</text:p>
      <text:p text:style-name="Command">rapuma setting KYU-MYMR-KYUMTEST project --section Groups/GOSPEL --key bindingOrder --value 2</text:p>
      <text:p text:style-name="Command">rapuma setting KYU-MYMR-KYUMTEST project --section Groups/FOURTEES --key bindingOrder --value 3</text:p>
      <text:p text:style-name="P23">Without setting the order, the bind command may not give the desired results.</text:p>
      <text:p text:style-name="P9"><text:span text:style-name="T17">To remove a group, use the </text:span><text:span text:style-name="T6">remove</text:span><text:span text:style-name="T17"> command in place of where you used </text:span><text:span text:style-name="T6">add</text:span><text:span text:style-name="T17"> and designate the group with the </text:span><text:span text:style-name="T6">--group</text:span><text:span text:style-name="T17">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Heading_20_2" text:outline-level="2">Preprocess Scripts</text:h>
      <text:p text:style-name="P10">Some groups will require that the source text be preprocessed before it can be rendered. For this example we will do a very simple preprocess. However, it will not be explained here. To add a preprocess script to the GOSPEL project group use this command:</text:p>
      <text:p text:style-name="Command">rapuma asset KYU-MYMR-KYUMTEST script add --group GOSPEL –preprocess<text:span text:style-name="T21"><text:line-break/></text:span>--path ~/Publishing/my_source/KYUM/process/kyum_textPreprocess.py</text:p>
      <text:p text:style-name="P10"/>
      <text:p text:style-name="P34">Next, we use a setting command to turn on preprocessing for the GOSPEL group:</text:p>
      <text:p text:style-name="Command">rapuma setting KYU-MYMR-KYUMTEST project --section Groups/GOSPEL --key usePreprocessScript --value True</text:p>
      <text:p text:style-name="P10">Often, while in the setup stage of a project it is necessary to modify and update a process script. You can do that like this:</text:p>
      <text:p text:style-name="P30">rapuma asset KYU-MYMR-KYUMTEST script <text:span text:style-name="T18">update</text:span> --group GOSPEL --preprocess<text:line-break/>--path ~/Publishing/my_source/KYUM/<text:span text:style-name="T19">updates</text:span>/kyum_textPreprocess-<text:span text:style-name="T18">v2</text:span>.py</text:p>
      <text:p text:style-name="P11"><text:span text:style-name="T19">Note the different path and file name. </text:span>This will only preprocess the source text for the GOSPEL group. The same preprocess script can be applied to other groups. However, in the case of the FRONT group, it is not necessary because this group uses PDF file components which are a <text:span text:style-name="T6">fixed</text:span><text:span text:style-name="T17">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24">Groups are just containers to hold components. Now let’s move on to adding the components to the groups we have created.</text:p>
      <text:h text:style-name="Heading_20_2" text:outline-level="2">Adding Components to Groups</text:h>
      <text:p text:style-name="P12">Now we will add all the components to the groups we created. We will start with the GOSPEL group.</text:p>
      <text:p text:style-name="Command">rapuma content KYU-MYMR-KYUMTEST component add --group GOSPEL --cid_list "mat <text:span text:style-name="T19">mrk</text:span> luk jhn <text:span text:style-name="T20">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2">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3">With these commands, all the components for this publication are now in place. </text:p>
      <text:h text:style-name="Heading_20_2" text:outline-level="2">Updating <text:span text:style-name="T20">Components</text:span></text:h>
      <text:p text:style-name="P13">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3">Again, note the path, where the updated file is coming from. In this update, a very small change was made in the English sub-title on the first page, see if you can tell the difference from the other books in the group.</text:p>
      <text:h text:style-name="Heading_20_2" text:outline-level="2"><text:soft-page-break/>Removing Components</text:h>
      <text:p text:style-name="P13">To remove a component from a group, use this command:</text:p>
      <text:p text:style-name="Command">rapuma content KYU-MYMR-KYUMTEST component remove --group GOSPEL --cid_list act</text:p>
      <text:h text:style-name="Heading_20_1" text:outline-level="1">Asset Management</text:h>
      <text:p text:style-name="P13">Before we can get on to rendering, we need to manage a couple project assets, fonts and illustrations.</text:p>
      <text:h text:style-name="Heading_20_2" text:outline-level="2">Fonts</text:h>
      <text:p text:style-name="P15">First, add the font we are going to need for this project with this command:</text:p>
      <text:p text:style-name="Command">rapuma asset KYU-MYMR-KYUMTEST font add --group GOSPEL --primary <text:line-break/>--path ~/Publishing/my_source/assets/fonts/Padauk_2.701.zip </text:p>
      <text:h text:style-name="Heading_20_2" text:outline-level="2">Illustrations</text:h>
      <text:p text:style-name="P16">During <text:span text:style-name="T22">the </text:span>USFM text import, if \fig markers were present in the source text <text:span text:style-name="T22">(as they were in the </text:span><text:span text:style-name="T10">jhn</text:span><text:span text:style-name="T22">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Command">~/Projects/rapuma/scripts/rapuma asset KYU-MYMR-KYUMTEST illustration add --group GOSPEL <text:line-break/>--path ~/Publishing/my_source/assets/illustrations</text:p>
      <text:p text:style-name="P15">The <text:span text:style-name="T6">remove</text:span><text:span text:style-name="T17"> and </text:span><text:span text:style-name="T6">update</text:span><text:span text:style-name="T17"> commands work the same for fonts and illustrations as in other areas of the program.</text:span></text:p>
      <text:p text:style-name="P25">Even though the illustrations are now in the project, they will not show up in the rendered text until we turn them on with this setting command:</text:p>
      <text:p text:style-name="P32">rapuma setting KYU-MYMR-KYUMTEST project --section Groups/GOSPEL --key useIllustrations <text:line-break/>--value True</text:p>
      <text:p text:style-name="P26">There are more illustration settings that are needed but that will be covered in the next section.</text:p>
      <text:h text:style-name="Heading_20_1" text:outline-level="1">S<text:span text:style-name="T22">ettings</text:span> <text:span text:style-name="T22">Management</text:span></text:h>
      <text:p text:style-name="P17">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7">Figure placeholders enable faster rendering, which is needed for composition. A blank box is inserted where the illustration would be. By default this is turned on. To turn it off so illustrations can be seen in the rendered output, use this command:</text:p>
      <text:p text:style-name="Command"><text:soft-page-break/>rapuma setting KYU-MYMR-KYUMTEST layout --section DocumentFeatures --key useFigurePlaceHolders --value False</text:p>
      <text:p text:style-name="P17">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eneral</text:h>
      <text:p text:style-name="P17">This is an obscure TeX command that will suppress superfluous warnings when rendering:</text:p>
      <text:p text:style-name="Command">~/Projects/rapuma/scripts/rapuma setting KYU-MYMR-KYUMTEST usfmTex --section TeXBehavior <text:line-break/>--key vFuzz --value 4.8p<text:span text:style-name="T23">t</text:span></text:p>
      <text:h text:style-name="Heading_20_2" text:outline-level="2">Font</text:h>
      <text:p text:style-name="P17">Some useful magic font settings:</text:p>
      <text:p text:style-name="Command">rapuma setting KYU-MYMR-KYUMTEST usfmTex --section FontSettings --key useRenderingSystem --value GR</text:p>
      <text:p text:style-name="Command">rapuma setting KYU-MYMR-KYUMTEST usfmTex --section FontSettings --key useLanguage --value kyu</text:p>
      <text:p text:style-name="Command">rapuma setting KYU-MYMR-KYUMTEST usfmTex --section FontSettings --key useMapping <text:line-break/>--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24">O</text:span>utput</text:h>
      <text:p text:style-name="P18">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25">EXAMPLE</text:span>"</text:p>
      <text:p text:style-name="Command">rapuma asset KYU-MYMR-KYUMTEST background update --group GOSPEL</text:p>
      <text:p text:style-name="Command">rapuma setting KYU-MYMR-KYUMTEST layout --section DocumentFeatures --key docInfoText --value "<text:span text:style-name="T25">Rapuma Tutorial Example</text:span>"</text:p>
      <text:h text:style-name="Heading_20_2" text:outline-level="2">Columns</text:h>
      <text:p text:style-name="P19">Some settings that help the default two column layout look better. First add a rule between the columns.</text:p>
      <text:p text:style-name="Command">rapuma setting KYU-MYMR-KYUMTEST layout --section DocumentFeatures --key columnGutterRule --value True</text:p>
      <text:p text:style-name="P19">Spread the columns out for the marginal verse numbers we will add soon.</text:p>
      <text:p text:style-name="Command">rapuma setting KYU-MYMR-KYUMTEST usfmTex --section Columns --key columnGutterFactor --value 20</text:p>
      <text:p text:style-name="P19">Move the gutter rule up a little.</text:p>
      <text:p text:style-name="Command">rapuma setting KYU-MYMR-KYUMTEST usfmTex --section Columns --key columnGutterRuleSkip --value 4</text:p>
      <text:h text:style-name="Heading_20_2" text:outline-level="2"><text:soft-page-break/>Verse number display</text:h>
      <text:p text:style-name="P19">Add marginal verse numbers. These are numbers that <text:span text:style-name="T6">float</text:span> in the margin rather than embedded in the text.</text:p>
      <text:p text:style-name="Command">rapuma setting KYU-MYMR-KYUMTEST usfmTex --section ChapterVerse --key useMarginalVerses <text:line-break/>--value True</text:p>
      <text:h text:style-name="Heading_20_2" text:outline-level="2">Binding</text:h>
      <text:p text:style-name="P19">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20"><text:span text:style-name="T26">To</text:span> render <text:span text:style-name="T26">just</text:span> one component in a group, <text:span text:style-name="T26">save it in the Deliverable folder, add a background and some document information to it, </text:span>you would do it like this:</text:p>
      <text:p text:style-name="P31">rapuma process KYU-MYMR-KYUMTEST component render --group GOSPEL --cid_list jhn --<text:span text:style-name="T26">save<text:line-break/> --background --doc_info</text:span></text:p>
      <text:p text:style-name="P21">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21">When the groups have been rendered, the binding process can be run, which will complete this tutorial.</text:p>
      <text:h text:style-name="Heading_20_1" text:outline-level="1">Bind<text:span text:style-name="T26">ing</text:span></text:h>
      <text:p text:style-name="P21">Binding is what we call the process in Rapuma that combines the rendered group PDF files. <text:span text:style-name="T27">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2">The results should be a PDF file in the Deliverable folder, and it should have opened up in the PDF viewer. Other options can be added, such as a background and document information, just like the single component rendering above.</text:p>
      <text:h text:style-name="P40" text:outline-level="1">Sharing</text:h>
      <text:p text:style-name="P37">Our parents, if they were doing their job, always taught us to share. The sharing feature in Rapuma is dedicated to their diligent teaching in this area. The mechanism that is most available at this time for <text:soft-page-break/>file sharing is referred to as the “<text:span text:style-name="T28">c</text:span><text:span text:style-name="T6">loud</text:span>”. <text:span text:style-name="T28">The term </text:span><text:span text:style-name="T11">cloud</text:span><text:span text:style-name="T28">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28">To create a shared project in your local cloud folder, you could use a command like this:</text:span></text:p>
      <text:p text:style-name="Command">rapuma publication KYU-MYMR-KYUMTEST share push --path ~/Publishing/my_cloud</text:p>
      <text:p text:style-name="P38">Note that the folder “my_cloud” would have to be created if the above command was to work. To get a project on your system that someone else has put in the cloud, use this command:</text:p>
      <text:p text:style-name="P42">rapuma publication KYU-MYMR-KYUMTEST share pu<text:span text:style-name="T28">ll</text:span> --path ~/Publishing/my_cloud</text:p>
      <text:p text:style-name="P38">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29">The same works the other direction. If you want to be sure that the data in your local project overwrites that data in the cloud, use the </text:span><text:span text:style-name="T12">--replace</text:span><text:span text:style-name="T29"> parameter as well. Without that parameter, Rapuma will merge data and only replace in the target files that are older than in the source. But, if you use </text:span><text:span text:style-name="T12">--replace</text:span><text:span text:style-name="T29">, the target will be replaced with whatever is in the source, so be careful using the </text:span><text:span text:style-name="T12">--replace</text:span><text:span text:style-name="T29"> parameter.</text:span></text:p>
      <text:h text:style-name="Heading_20_1" text:outline-level="1">Conclusion</text:h>
      <text:p text:style-name="P22">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14T16:23:03.580665563</dc:date>
    <dc:creator>Dennis Drescher</dc:creator>
    <meta:editing-duration>P10DT10H18M16S</meta:editing-duration>
    <meta:editing-cycles>23</meta:editing-cycles>
    <meta:generator>LibreOffice/4.2.7.2$Linux_X86_64 LibreOffice_project/420m0$Build-2</meta:generator>
    <meta:document-statistic meta:table-count="0" meta:image-count="0" meta:object-count="0" meta:page-count="8" meta:paragraph-count="130" meta:word-count="3013" meta:character-count="18264" meta:non-whitespace-character-count="15473"/>
  </office:meta>
</office:document-meta>
</file>